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5.666cm" style:rel-column-width="2184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st03</text:p>
      <text:h text:style-name="Heading_20_1" text:outline-level="1">Heading <text:s text:c="4"/>level one</text:h>
      <text:h text:style-name="Heading_20_2" text:outline-level="2">Heading level two</text:h>
      <text:p text:style-name="Standard">This is a <text:s text:c="6"/>paragraph <text:s text:c="4"/>that shouldn't have<text:note text:id="ftn0" text:note-class="footnote"><text:note-citation>1</text:note-citation><text:note-body><text:p text:style-name="Footnote">The objective <text:s text:c="4"/>is just to test</text:p><text:p text:style-name="Footnote">if footnotes are properly supported.</text:p></text:note-body></text:note> <text:s text:c="4"/>spaces <text:s text:c="2"/>or<text:tab/><text:tab/><text:tab/><text:tab/>tabs in the middle.</text:p>
      <text:p text:style-name="Standard"/>
      <text:p text:style-name="Standard">After this come a few<text:note text:id="ftn1" text:note-class="footnote"><text:note-citation>2</text:note-citation><text:note-body><text:p text:style-name="Footnote">Second footnote.</text:p></text:note-body></text:note> paragraphs without text afterwards.</text:p>
      <text:h text:style-name="Heading_20_3" text:outline-level="3">Heading level three</text:h>
      <text:h text:style-name="Heading_20_4" text:outline-level="4">Heading level four</text:h>
      <text:h text:style-name="Heading_20_3" text:outline-level="3">Heading level three again</text:h>
      <text:h text:style-name="Heading_20_4" text:outline-level="4">Headin level four again</text:h>
      <text:h text:style-name="Heading_20_2" text:outline-level="2">Heading two with enumerations</text:h>
      <text:p text:style-name="Standard">Example of items:</text:p>
      <text:list xml:id="list31341683" text:style-name="L1">
        <text:list-item>
          <text:p text:style-name="P1">Item 1</text:p>
          <text:list>
            <text:list-item>
              <text:p text:style-name="P1">Item 11</text:p>
            </text:list-item>
            <text:list-item>
              <text:p text:style-name="P1">Item 12</text:p>
            </text:list-item>
          </text:list>
        </text:list-item>
        <text:list-item>
          <text:p text:style-name="P1">Item 2</text:p>
          <text:list>
            <text:list-item>
              <text:p text:style-name="P1">Item 21</text:p>
              <text:list>
                <text:list-item>
                  <text:p text:style-name="P1">Item 211</text:p>
                </text:list-item>
                <text:list-item>
                  <text:p text:style-name="P1">Item 212</text:p>
                </text:list-item>
              </text:list>
            </text:list-item>
          </text:list>
        </text:list-item>
      </text:list>
      <text:h text:style-name="Heading_20_3" text:outline-level="3">Heading three</text:h>
      <text:p text:style-name="Standard">Now a table:</text:p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Table_20_Contents">Title1</text:p>
          </table:table-cell>
          <table:table-cell table:style-name="Tabla1.A1" office:value-type="string">
            <text:p text:style-name="Table_20_Contents">Title2</text:p>
          </table:table-cell>
          <table:table-cell table:style-name="Tabla1.C1" office:value-type="string">
            <text:p text:style-name="Table_20_Contents">Title <text:s/>number 3</text:p>
          </table:table-cell>
        </table:table-row>
        <table:table-row>
          <table:table-cell table:style-name="Tabla1.A2" office:value-type="string">
            <text:p text:style-name="Table_20_Contents">Cell 1 1</text:p>
          </table:table-cell>
          <table:table-cell table:style-name="Tabla1.A2" office:value-type="string">
            <text:p text:style-name="Table_20_Contents">Cell 1 2</text:p>
          </table:table-cell>
          <table:table-cell table:style-name="Tabla1.C2" office:value-type="string">
            <text:p text:style-name="Table_20_Contents">Cell 1 3</text:p>
          </table:table-cell>
        </table:table-row>
        <table:table-row>
          <table:table-cell table:style-name="Tabla1.A2" office:value-type="string">
            <text:p text:style-name="Table_20_Contents">Cell 2 1</text:p>
          </table:table-cell>
          <table:table-cell table:style-name="Tabla1.A2" office:value-type="string">
            <text:p text:style-name="Table_20_Contents">Cell 2 2</text:p>
          </table:table-cell>
          <table:table-cell table:style-name="Tabla1.C2" office:value-type="string">
            <text:p text:style-name="Table_20_Contents">Cell 2 3</text:p>
          </table:table-cell>
        </table:table-row>
        <table:table-row>
          <table:table-cell table:style-name="Tabla1.A2" office:value-type="string">
            <text:p text:style-name="Table_20_Contents">Cell 3 1 </text:p>
          </table:table-cell>
          <table:table-cell table:style-name="Tabla1.A2" office:value-type="string">
            <text:p text:style-name="Table_20_Contents">Cell 3 2</text:p>
          </table:table-cell>
          <table:table-cell table:style-name="Tabla1.C2" office:value-type="string">
            <text:p text:style-name="Table_20_Contents">Cell 3 3</text:p>
          </table:table-cell>
        </table:table-row>
        <table:table-row>
          <table:table-cell table:style-name="Tabla1.A2" office:value-type="string">
            <text:p text:style-name="Table_20_Contents">Cell 4 1</text:p>
          </table:table-cell>
          <table:table-cell table:style-name="Tabla1.A2" office:value-type="string">
            <text:p text:style-name="Table_20_Contents">Cell 4 2 </text:p>
          </table:table-cell>
          <table:table-cell table:style-name="Tabla1.C2" office:value-type="string">
            <text:p text:style-name="Table_20_Contents">Cell 4 3</text:p>
          </table:table-cell>
        </table:table-row>
      </table:table>
      <text:p text:style-name="Standard">The table is finished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Bitstream Vera Sans" style:font-size-asian="12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sé María García Pérez</meta:initial-creator>
    <meta:creation-date>2010-04-17T20:41:52</meta:creation-date>
    <dc:date>2010-11-02T16:01:09.60</dc:date>
    <meta:editing-duration>PT04H40M58S</meta:editing-duration>
    <meta:editing-cycles>4</meta:editing-cycles>
    <meta:generator>OpenOffice.org/3.1$Win32 OpenOffice.org_project/310m19$Build-9420</meta:generator>
    <meta:document-statistic meta:table-count="1" meta:image-count="0" meta:object-count="0" meta:page-count="1" meta:paragraph-count="39" meta:word-count="136" meta:character-count="635"/>
  </office:meta>
</office:document-meta>
</file>